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FreeMono1"/>
    </style:style>
    <style:style style:name="T1" style:family="text">
      <style:text-properties fo:font-size="32pt"/>
    </style:style>
    <style:style style:name="T2" style:family="text">
      <style:text-properties style:font-name="FreeMono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un Time Polymorphism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<text:span text:style-name="T1">Abstract methods</text:span></text:p>
            <text:p><text:span text:style-name="T1">Abstract Classes</text:span></text:p>
            <text:p><text:span text:style-name="T1">Interface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stract Method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method which has only signature and no body</text:p>
              </text:list-item>
              <text:list-item>
                <text:p>Ex. <text:span text:style-name="T2">abstract void call(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stract Classe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calss which has one or more abstract methods</text:p>
              </text:list-item>
              <text:list-item>
                <text:p>To declare an abstract class, simply use the <text:span text:style-name="T3">abstract </text:span><text:span text:style-name="T4">keyword infront of class name.</text:span></text:p>
              </text:list-item>
              <text:list-item>
                <text:p><text:span text:style-name="T4">You cannot instatiate an abstract class – means you cannot create any object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nheriting abstract class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So abstract class has to be inherited in order to use it. </text:p>
              </text:list-item>
              <text:list-item>
                <text:p>Subclass has to override all the methods defined by abstract class. Otherwise that subclass itself has to be defined as abstract.</text:p>
              </text:list-item>
              <text:list-item>
                <text:p>There is no abstract constructors and abstract static metho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Let’s see some examples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2">abstract class A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nterfac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Interfaces are syntactically similar to classes but lack instance variables and method definitions.</text:p>
              </text:list-item>
              <text:list-item>
                <text:p>You can specify what a class must to but not how to 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operties of an interface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Interface variables are implicitly final and static</text:p>
              </text:list-item>
              <text:list-item>
                <text:p>All methods are implicitly publ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efining an interface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Access interface name</text:p>
                <text:p>{<text:line-break/><text:tab/>returntype method1(paramterlist);</text:p>
                <text:list>
                  <text:list-header>
                    <text:p>returntype method2(paramterlist);</text:p>
                    <text:p>type final name = value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mplementing interfac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Use implements keyword</text:p>
              </text:list-item>
              <text:list-item>
                <text:p>All the implemented methods should be publ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Run time polymorphism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Deciding Which method to be called at run ti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2:09:38.836364986</meta:creation-date>
    <meta:editing-duration>PT1H4M23S</meta:editing-duration>
    <meta:editing-cycles>8</meta:editing-cycles>
    <meta:generator>LibreOffice/6.4.4.2$Linux_X86_64 LibreOffice_project/40$Build-2</meta:generator>
    <dc:title>Classy Red</dc:title>
    <dc:date>2021-07-04T00:07:32.427949050</dc:date>
    <meta:document-statistic meta:object-count="77"/>
  </office:meta>
</office:document-meta>
</file>